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5000000B5A784C2A7426C5497.png" manifest:media-type="image/png"/>
  <manifest:file-entry manifest:full-path="Pictures/100011CC000012B5000012B525A3C3E71882B1D5.svg" manifest:media-type="image/svg+xml"/>
  <manifest:file-entry manifest:full-path="Pictures/10000001000001F5000000B59EC056C907D4472A.png" manifest:media-type="image/png"/>
  <manifest:file-entry manifest:full-path="Pictures/100014BD000033C8000012B5940130377A2A6D8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kra Petch" svg:font-family="'Chakra Petch'" style:font-pitch="variable"/>
    <style:font-face style:name="Chakra Petch Medium" svg:font-family="'Chakra Petch Medium'" style:font-pitch="variable"/>
    <style:font-face style:name="Cordia New" svg:font-family="'Cordia New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pitch="variable"/>
    <style:font-face style:name="Noto Sans Thai UI" svg:font-family="'Noto Sans Thai UI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7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0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673ab7" draw:opacity="100%" draw:textarea-vertical-align="middle" draw:auto-grow-height="true" draw:auto-grow-width="false" fo:min-height="1.06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P1" style:family="paragraph">
      <loext:graphic-properties draw:fill="none"/>
      <style:paragraph-properties fo:text-align="center"/>
      <style:text-properties style:language-complex="th" style:country-complex="TH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hakra Petch" fo:font-size="22pt" fo:font-weight="bold" style:font-size-asian="22pt" style:font-weight-asian="bold" style:font-name-complex="Chakra Petch" style:font-size-complex="22pt" style:language-complex="th" style:country-complex="TH" style:font-weight-complex="bold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use-window-font-color="true" loext:opacity="0%" style:font-name="Chakra Petch Medium" fo:text-shadow="1pt 1pt" fo:font-weight="normal" style:font-weight-asian="normal" style:font-name-complex="Chakra Petch Medium" style:language-complex="th" style:country-complex="TH" style:font-weight-complex="normal"/>
    </style:style>
    <style:style style:name="P7" style:family="paragraph">
      <loext:graphic-properties draw:fill="none" draw:fill-color="#673ab7" draw:opacity="100%"/>
      <style:paragraph-properties fo:text-align="center" style:writing-mode="lr-tb"/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language-complex="th" style:country-complex="TH" style:font-weight-complex="bold"/>
    </style:style>
    <style:style style:name="P8" style:family="paragraph">
      <style:paragraph-properties fo:text-align="center" style:writing-mode="lr-tb"/>
    </style:style>
    <style:style style:name="T1" style:family="text">
      <style:text-properties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T2" style:family="text">
      <style:text-properties style:font-name="Chakra Petch" fo:font-size="22pt" fo:font-weight="bold" style:font-size-asian="22pt" style:font-weight-asian="bold" style:font-name-complex="Chakra Petch" style:font-size-complex="22pt" style:language-complex="th" style:country-complex="TH" style:font-weight-complex="bold"/>
    </style:style>
    <style:style style:name="T3" style:family="text">
      <style:text-properties style:use-window-font-color="true" loext:opacity="0%" style:font-name="Chakra Petch Medium" fo:text-shadow="1pt 1pt" fo:font-weight="normal" style:font-weight-asian="normal" style:font-name-complex="Chakra Petch Medium" style:language-complex="th" style:country-complex="TH" style:font-weight-complex="normal"/>
    </style:style>
    <style:style style:name="T4" style:family="text"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language-complex="th" style:country-complex="TH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937cm" svg:y1="1.587cm" svg:x2="7.937cm" svg:y2="3.809cm">
          <text:p/>
        </draw:line>
        <draw:frame draw:style-name="gr2" draw:text-style-name="P3" draw:layer="layout" svg:width="6.35cm" svg:height="3.003cm" svg:x="7.937cm" svg:y="1.442cm">
          <draw:text-box>
            <text:p text:style-name="P2"><text:span text:style-name="T1">เพื่อ หน้าใหม่</text:span></text:p>
          </draw:text-box>
          <draw:glue-point draw:id="4" svg:x="1.667cm" svg:y="5.003cm"/>
        </draw:frame>
        <draw:frame draw:style-name="gr3" draw:text-style-name="P4" draw:layer="layout" svg:width="5.715cm" svg:height="1.259cm" svg:x="8.1cm" svg:y="2.739cm">
          <draw:text-box>
            <text:p text:style-name="P2"><text:span text:style-name="T2">หัดเขียน </text:span><text:span text:style-name="T2">Code</text:span></text:p>
          </draw:text-box>
          <draw:glue-point draw:id="4" svg:x="1.938cm" svg:y="-4.996cm"/>
          <draw:glue-point draw:id="5" svg:x="1.938cm" svg:y="-4.058cm"/>
          <draw:glue-point draw:id="6" svg:x="1.938cm" svg:y="-4.058cm"/>
        </draw:frame>
        <draw:frame draw:style-name="gr4" draw:text-style-name="P6" draw:layer="layout" svg:width="3.932cm" svg:height="1.903cm" svg:x="10.355cm" svg:y="18.734cm">
          <draw:text-box>
            <text:p text:style-name="P5"><text:span text:style-name="T3">เขียนโดย</text:span></text:p>
            <text:p text:style-name="P5"><text:span text:style-name="T3">RouEmpire</text:span></text:p>
          </draw:text-box>
        </draw:frame>
        <draw:g>
          <draw:frame draw:style-name="gr5" draw:text-style-name="P7" draw:layer="layout" svg:width="7.62cm" svg:height="1.31cm" svg:x="3.81cm" svg:y="7.302cm">
            <draw:text-box>
              <text:p text:style-name="P2"><text:span text:style-name="T4">อ่านง่าย กระชับ</text:span></text:p>
            </draw:text-box>
          </draw:frame>
          <draw:frame draw:style-name="gr5" draw:text-style-name="P7" draw:layer="layout" svg:width="7.62cm" svg:height="1.31cm" svg:x="3.81cm" svg:y="8.85cm">
            <draw:text-box>
              <text:p text:style-name="P2"><text:span text:style-name="T4">รวดเร็ว ครอบคลุม</text:span></text:p>
            </draw:text-box>
          </draw:frame>
        </draw:g>
        <draw:frame draw:style-name="gr6" draw:text-style-name="P8" draw:layer="layout" svg:width="7.981cm" svg:height="2.883cm" svg:x="-0.044cm" svg:y="1.27cm">
          <draw:image xlink:href="Pictures/100014BD000033C8000012B5940130377A2A6D82.svg" xlink:type="simple" xlink:show="embed" xlink:actuate="onLoad" draw:mime-type="image/svg+xml">
            <text:p text:style-name="P8"/>
          </draw:image>
          <draw:image xlink:href="Pictures/10000001000001F5000000B59EC056C907D4472A.png" xlink:type="simple" xlink:show="embed" xlink:actuate="onLoad" draw:mime-type="image/png"/>
        </draw:frame>
        <draw:frame draw:style-name="gr7" draw:text-style-name="P2" draw:layer="layout" svg:width="13.653cm" svg:height="13.653cm" svg:x="-3.327cm" svg:y="11.447cm">
          <draw:image xlink:href="Pictures/100011CC000012B5000012B525A3C3E71882B1D5.svg" xlink:type="simple" xlink:show="embed" xlink:actuate="onLoad" draw:mime-type="image/svg+xml">
            <text:p/>
          </draw:image>
          <draw:image xlink:href="Pictures/10000001000000B5000000B5A784C2A7426C549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kra Petch" svg:font-family="'Chakra Petch'" style:font-pitch="variable"/>
    <style:font-face style:name="Chakra Petch Medium" svg:font-family="'Chakra Petch Medium'" style:font-pitch="variable"/>
    <style:font-face style:name="Cordia New" svg:font-family="'Cordia New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pitch="variable"/>
    <style:font-face style:name="Noto Sans Thai UI" svg:font-family="'Noto Sans Thai UI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070224" draw:end-color="#666666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วัตถุที่ไม่เติมสีและไม่มีเส้น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5T15:56:03.034929906</meta:creation-date>
    <dc:date>2024-04-27T08:02:33.645263735</dc:date>
    <meta:editing-duration>PT4H12M47S</meta:editing-duration>
    <meta:editing-cycles>10</meta:editing-cycles>
    <meta:generator>LibreOffice/7.3.7.2$Linux_X86_64 LibreOffice_project/30$Build-2</meta:generator>
    <meta:print-date>2023-11-25T19:21:51.264781717</meta:print-date>
    <meta:printed-by>PDF files</meta:printed-by>
    <meta:document-statistic meta:object-count="9"/>
  </office:meta>
</office:document-meta>
</file>